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NSDocumentScannerImpl.scanEndElem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11NSDocumentScannerImpl.scanStartElement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51">
            <text:p text:style-name="Table_20_Contents">151</text:p>
          </table:table-cell>
        </table:table-row>
        <table:table-row>
          <table:table-cell office:value-type="string">
            <text:p text:style-name="Table_20_Contents">XML11NSDocumentScannerImpl.createContent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SDocumentScannerImpl.setDTDValidator( XMLDTDValidatorFilte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11ContentDispatcher.scanRootElementHook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11NSDocumentScannerImpl.scanAttribute( XMLAttributesImpl attribute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XML11NSDocumentScannerImpl.scanStartElementAfterName(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48">
            <text:p text:style-name="Table_20_Contents">148</text:p>
          </table:table-cell>
        </table:table-row>
        <table:table-row>
          <table:table-cell office:value-type="string">
            <text:p text:style-name="Table_20_Contents">XML11NSDocumentScannerImpl.scanStar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NSDocumentScannerImpl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S11ContentDispatcher.reconfigure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